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ext-properties style:font-name="Liberation Sans" style:font-name-asian="WenQuanYi Zen Hei Sharp" style:font-name-complex="Lohit Devanagari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formula="of:=11.8436873686101" office:value-type="float" office:value="11.8436873686101" calcext:value-type="float">
            <text:p>11.8436873686101</text:p>
          </table:table-cell>
          <table:table-cell table:number-columns-repeated="2"/>
          <table:table-cell office:value-type="float" office:value="11.8436873686101" calcext:value-type="float">
            <text:p>11.8436873686101</text:p>
          </table:table-cell>
          <table:table-cell table:formula="of:=[.D1]+6+7.68737474" office:value-type="float" office:value="25.5310621086101" calcext:value-type="float">
            <text:p>25.5310621086101</text:p>
          </table:table-cell>
          <table:table-cell table:formula="of:=[.D1]+5+7.68737474" office:value-type="float" office:value="24.5310621086101" calcext:value-type="float">
            <text:p>24.5310621086101</text:p>
          </table:table-cell>
          <table:table-cell table:formula="of:=[.E1]-0.5" office:value-type="float" office:value="25.0310621086101" calcext:value-type="float">
            <text:p>25.0310621086101</text:p>
          </table:table-cell>
          <table:table-cell table:formula="of:=[.F1]-0.5" office:value-type="float" office:value="24.0310621086101" calcext:value-type="float">
            <text:p>24.0310621086101</text:p>
          </table:table-cell>
          <table:table-cell table:formula="of:=[.E1]+0.5" office:value-type="float" office:value="26.0310621086101" calcext:value-type="float">
            <text:p>26.0310621086101</text:p>
          </table:table-cell>
          <table:table-cell table:formula="of:=[.E1]+1" office:value-type="float" office:value="26.5310621086101" calcext:value-type="float">
            <text:p>26.5310621086101</text:p>
          </table:table-cell>
          <table:table-cell table:formula="of:=[.J1]+1" office:value-type="float" office:value="27.5310621086101" calcext:value-type="float">
            <text:p>27.5310621086101</text:p>
          </table:table-cell>
          <table:table-cell table:formula="of:=[.K1]+2" office:value-type="float" office:value="29.5310621086101" calcext:value-type="float">
            <text:p>29.5310621086101</text:p>
          </table:table-cell>
          <table:table-cell table:style-name="ce2" table:formula="of:=[.D1]+7.5+7.68737474" office:value-type="float" office:value="27.0310621086101" calcext:value-type="float">
            <text:p>27.0310621086101</text:p>
          </table:table-cell>
          <table:table-cell/>
        </table:table-row>
        <table:table-row table:style-name="ro1">
          <table:table-cell table:formula="of:=4.15631263138995" office:value-type="float" office:value="4.15631263138995" calcext:value-type="float">
            <text:p>4.15631263138995</text:p>
          </table:table-cell>
          <table:table-cell table:number-columns-repeated="2"/>
          <table:table-cell office:value-type="float" office:value="10.9444353498103" calcext:value-type="float">
            <text:p>10.9444353498103</text:p>
          </table:table-cell>
          <table:table-cell table:formula="of:=[.D2]+6+7.68737474" office:value-type="float" office:value="24.6318100898103" calcext:value-type="float">
            <text:p>24.6318100898103</text:p>
          </table:table-cell>
          <table:table-cell table:formula="of:=[.D2]+5+7.68737474" office:value-type="float" office:value="23.6318100898103" calcext:value-type="float">
            <text:p>23.6318100898103</text:p>
          </table:table-cell>
          <table:table-cell table:formula="of:=[.E2]-0.5" office:value-type="float" office:value="24.1318100898103" calcext:value-type="float">
            <text:p>24.1318100898103</text:p>
          </table:table-cell>
          <table:table-cell table:formula="of:=[.F2]-0.5" office:value-type="float" office:value="23.1318100898103" calcext:value-type="float">
            <text:p>23.1318100898103</text:p>
          </table:table-cell>
          <table:table-cell table:formula="of:=[.E2]+0.5" office:value-type="float" office:value="25.1318100898103" calcext:value-type="float">
            <text:p>25.1318100898103</text:p>
          </table:table-cell>
          <table:table-cell table:formula="of:=[.E2]+1" office:value-type="float" office:value="25.6318100898103" calcext:value-type="float">
            <text:p>25.6318100898103</text:p>
          </table:table-cell>
          <table:table-cell table:formula="of:=[.J2]+1" office:value-type="float" office:value="26.6318100898103" calcext:value-type="float">
            <text:p>26.6318100898103</text:p>
          </table:table-cell>
          <table:table-cell table:formula="of:=[.K2]+2" office:value-type="float" office:value="28.6318100898103" calcext:value-type="float">
            <text:p>28.6318100898103</text:p>
          </table:table-cell>
          <table:table-cell table:style-name="ce2" table:formula="of:=[.D2]+7.5+7.68737474" office:value-type="float" office:value="26.1318100898103" calcext:value-type="float">
            <text:p>26.13181008981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float" office:value="6.07815631569498" calcext:value-type="float">
            <text:p>6.07815631569498</text:p>
          </table:table-cell>
          <table:table-cell table:formula="of:=[.D3]+6+7.68737474" office:value-type="float" office:value="19.765531055695" calcext:value-type="float">
            <text:p>19.765531055695</text:p>
          </table:table-cell>
          <table:table-cell table:formula="of:=[.D3]+5+7.68737474" office:value-type="float" office:value="18.765531055695" calcext:value-type="float">
            <text:p>18.765531055695</text:p>
          </table:table-cell>
          <table:table-cell table:formula="of:=[.E3]-0.5" office:value-type="float" office:value="19.265531055695" calcext:value-type="float">
            <text:p>19.265531055695</text:p>
          </table:table-cell>
          <table:table-cell table:formula="of:=[.F3]-0.5" office:value-type="float" office:value="18.265531055695" calcext:value-type="float">
            <text:p>18.265531055695</text:p>
          </table:table-cell>
          <table:table-cell table:formula="of:=[.E3]+0.5" office:value-type="float" office:value="20.265531055695" calcext:value-type="float">
            <text:p>20.265531055695</text:p>
          </table:table-cell>
          <table:table-cell table:formula="of:=[.E3]+1" office:value-type="float" office:value="20.765531055695" calcext:value-type="float">
            <text:p>20.765531055695</text:p>
          </table:table-cell>
          <table:table-cell table:formula="of:=[.J3]+1" office:value-type="float" office:value="21.765531055695" calcext:value-type="float">
            <text:p>21.765531055695</text:p>
          </table:table-cell>
          <table:table-cell table:formula="of:=[.K3]+2" office:value-type="float" office:value="23.765531055695" calcext:value-type="float">
            <text:p>23.765531055695</text:p>
          </table:table-cell>
          <table:table-cell table:style-name="ce2" table:formula="of:=[.D3]+7.5+7.68737474" office:value-type="float" office:value="21.265531055695" calcext:value-type="float">
            <text:p>21.265531055695</text:p>
          </table:table-cell>
          <table:table-cell/>
        </table:table-row>
        <table:table-row table:style-name="ro1">
          <table:table-cell table:formula="of:=[.A1]-[.A2]" office:value-type="float" office:value="7.68737473722015" calcext:value-type="float">
            <text:p>7.68737473722015</text:p>
          </table:table-cell>
          <table:table-cell table:number-columns-repeated="2"/>
          <table:table-cell office:value-type="float" office:value="4.38811534310913" calcext:value-type="float">
            <text:p>4.38811534310913</text:p>
          </table:table-cell>
          <table:table-cell table:formula="of:=[.D4]+6+7.68737474" office:value-type="float" office:value="18.0754900831091" calcext:value-type="float">
            <text:p>18.0754900831091</text:p>
          </table:table-cell>
          <table:table-cell table:formula="of:=[.D4]+5+7.68737474" office:value-type="float" office:value="17.0754900831091" calcext:value-type="float">
            <text:p>17.0754900831091</text:p>
          </table:table-cell>
          <table:table-cell table:formula="of:=[.E4]-0.5" office:value-type="float" office:value="17.5754900831091" calcext:value-type="float">
            <text:p>17.5754900831091</text:p>
          </table:table-cell>
          <table:table-cell table:formula="of:=[.F4]-0.5" office:value-type="float" office:value="16.5754900831091" calcext:value-type="float">
            <text:p>16.5754900831091</text:p>
          </table:table-cell>
          <table:table-cell table:formula="of:=[.E4]+0.5" office:value-type="float" office:value="18.5754900831091" calcext:value-type="float">
            <text:p>18.5754900831091</text:p>
          </table:table-cell>
          <table:table-cell table:formula="of:=[.E4]+1" office:value-type="float" office:value="19.0754900831091" calcext:value-type="float">
            <text:p>19.0754900831091</text:p>
          </table:table-cell>
          <table:table-cell table:formula="of:=[.J4]+1" office:value-type="float" office:value="20.0754900831091" calcext:value-type="float">
            <text:p>20.0754900831091</text:p>
          </table:table-cell>
          <table:table-cell table:formula="of:=[.K4]+2" office:value-type="float" office:value="22.0754900831091" calcext:value-type="float">
            <text:p>22.0754900831091</text:p>
          </table:table-cell>
          <table:table-cell table:style-name="ce2" table:formula="of:=[.D4]+7.5+7.68737474" office:value-type="float" office:value="19.5754900831091" calcext:value-type="float">
            <text:p>19.5754900831091</text:p>
          </table:table-cell>
          <table:table-cell/>
        </table:table-row>
        <table:table-row table:style-name="ro1">
          <table:table-cell table:formula="of:=16-[.A4]" office:value-type="float" office:value="8.31262526277985" calcext:value-type="float">
            <text:p>8.31262526277985</text:p>
          </table:table-cell>
          <table:table-cell table:number-columns-repeated="2"/>
          <table:table-cell office:value-type="float" office:value="6.07815631569497" calcext:value-type="float">
            <text:p>6.07815631569497</text:p>
          </table:table-cell>
          <table:table-cell table:formula="of:=[.D5]+6+7.68737474" office:value-type="float" office:value="19.765531055695" calcext:value-type="float">
            <text:p>19.765531055695</text:p>
          </table:table-cell>
          <table:table-cell table:formula="of:=[.D5]+5+7.68737474" office:value-type="float" office:value="18.765531055695" calcext:value-type="float">
            <text:p>18.765531055695</text:p>
          </table:table-cell>
          <table:table-cell table:formula="of:=[.E5]-0.5" office:value-type="float" office:value="19.265531055695" calcext:value-type="float">
            <text:p>19.265531055695</text:p>
          </table:table-cell>
          <table:table-cell table:formula="of:=[.F5]-0.5" office:value-type="float" office:value="18.265531055695" calcext:value-type="float">
            <text:p>18.265531055695</text:p>
          </table:table-cell>
          <table:table-cell table:formula="of:=[.E5]+0.5" office:value-type="float" office:value="20.265531055695" calcext:value-type="float">
            <text:p>20.265531055695</text:p>
          </table:table-cell>
          <table:table-cell table:formula="of:=[.E5]+1" office:value-type="float" office:value="20.765531055695" calcext:value-type="float">
            <text:p>20.765531055695</text:p>
          </table:table-cell>
          <table:table-cell table:formula="of:=[.J5]+1" office:value-type="float" office:value="21.765531055695" calcext:value-type="float">
            <text:p>21.765531055695</text:p>
          </table:table-cell>
          <table:table-cell table:formula="of:=[.K5]+2" office:value-type="float" office:value="23.765531055695" calcext:value-type="float">
            <text:p>23.765531055695</text:p>
          </table:table-cell>
          <table:table-cell table:style-name="ce2" table:formula="of:=[.D5]+7.5+7.68737474" office:value-type="float" office:value="21.265531055695" calcext:value-type="float">
            <text:p>21.2655310556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66744930708053" calcext:value-type="float">
            <text:p>8.66744930708053</text:p>
          </table:table-cell>
          <table:table-cell table:formula="of:=[.D6]+6+7.68737474" office:value-type="float" office:value="22.3548240470805" calcext:value-type="float">
            <text:p>22.3548240470805</text:p>
          </table:table-cell>
          <table:table-cell table:formula="of:=[.D6]+5+7.68737474" office:value-type="float" office:value="21.3548240470805" calcext:value-type="float">
            <text:p>21.3548240470805</text:p>
          </table:table-cell>
          <table:table-cell table:formula="of:=[.E6]-0.5" office:value-type="float" office:value="21.8548240470805" calcext:value-type="float">
            <text:p>21.8548240470805</text:p>
          </table:table-cell>
          <table:table-cell table:formula="of:=[.F6]-0.5" office:value-type="float" office:value="20.8548240470805" calcext:value-type="float">
            <text:p>20.8548240470805</text:p>
          </table:table-cell>
          <table:table-cell table:formula="of:=[.E6]+0.5" office:value-type="float" office:value="22.8548240470805" calcext:value-type="float">
            <text:p>22.8548240470805</text:p>
          </table:table-cell>
          <table:table-cell table:formula="of:=[.E6]+1" office:value-type="float" office:value="23.3548240470805" calcext:value-type="float">
            <text:p>23.3548240470805</text:p>
          </table:table-cell>
          <table:table-cell table:formula="of:=[.J6]+1" office:value-type="float" office:value="24.3548240470805" calcext:value-type="float">
            <text:p>24.3548240470805</text:p>
          </table:table-cell>
          <table:table-cell table:formula="of:=[.K6]+2" office:value-type="float" office:value="26.3548240470805" calcext:value-type="float">
            <text:p>26.3548240470805</text:p>
          </table:table-cell>
          <table:table-cell table:style-name="ce2" table:formula="of:=[.D6]+7.5+7.68737474" office:value-type="float" office:value="23.8548240470805" calcext:value-type="float">
            <text:p>23.8548240470805</text:p>
          </table:table-cell>
          <table:table-cell/>
        </table:table-row>
        <table:table-row table:style-name="ro1">
          <table:table-cell table:formula="of:=16+[.A4]+6" office:value-type="float" office:value="29.6873747372201" calcext:value-type="float">
            <text:p>29.6873747372201</text:p>
          </table:table-cell>
          <table:table-cell table:number-columns-repeated="2"/>
          <table:table-cell office:value-type="float" office:value="9.92184368430502" calcext:value-type="float">
            <text:p>9.92184368430502</text:p>
          </table:table-cell>
          <table:table-cell table:formula="of:=[.D7]+6+7.68737474" office:value-type="float" office:value="23.609218424305" calcext:value-type="float">
            <text:p>23.609218424305</text:p>
          </table:table-cell>
          <table:table-cell table:formula="of:=[.D7]+5+7.68737474" office:value-type="float" office:value="22.609218424305" calcext:value-type="float">
            <text:p>22.609218424305</text:p>
          </table:table-cell>
          <table:table-cell table:formula="of:=[.E7]-0.5" office:value-type="float" office:value="23.109218424305" calcext:value-type="float">
            <text:p>23.109218424305</text:p>
          </table:table-cell>
          <table:table-cell table:formula="of:=[.F7]-0.5" office:value-type="float" office:value="22.109218424305" calcext:value-type="float">
            <text:p>22.109218424305</text:p>
          </table:table-cell>
          <table:table-cell table:formula="of:=[.E7]+0.5" office:value-type="float" office:value="24.109218424305" calcext:value-type="float">
            <text:p>24.109218424305</text:p>
          </table:table-cell>
          <table:table-cell table:formula="of:=[.E7]+1" office:value-type="float" office:value="24.609218424305" calcext:value-type="float">
            <text:p>24.609218424305</text:p>
          </table:table-cell>
          <table:table-cell table:formula="of:=[.J7]+1" office:value-type="float" office:value="25.609218424305" calcext:value-type="float">
            <text:p>25.609218424305</text:p>
          </table:table-cell>
          <table:table-cell table:formula="of:=[.K7]+2" office:value-type="float" office:value="27.609218424305" calcext:value-type="float">
            <text:p>27.609218424305</text:p>
          </table:table-cell>
          <table:table-cell table:style-name="ce2" table:formula="of:=[.D7]+7.5+7.68737474" office:value-type="float" office:value="25.109218424305" calcext:value-type="float">
            <text:p>25.1092184243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33255069291947" calcext:value-type="float">
            <text:p>7.33255069291947</text:p>
          </table:table-cell>
          <table:table-cell table:formula="of:=[.D8]+6+7.68737474" office:value-type="float" office:value="21.0199254329195" calcext:value-type="float">
            <text:p>21.0199254329195</text:p>
          </table:table-cell>
          <table:table-cell table:formula="of:=[.D8]+5+7.68737474" office:value-type="float" office:value="20.0199254329195" calcext:value-type="float">
            <text:p>20.0199254329195</text:p>
          </table:table-cell>
          <table:table-cell table:formula="of:=[.E8]-0.5" office:value-type="float" office:value="20.5199254329195" calcext:value-type="float">
            <text:p>20.5199254329195</text:p>
          </table:table-cell>
          <table:table-cell table:formula="of:=[.F8]-0.5" office:value-type="float" office:value="19.5199254329195" calcext:value-type="float">
            <text:p>19.5199254329195</text:p>
          </table:table-cell>
          <table:table-cell table:formula="of:=[.E8]+0.5" office:value-type="float" office:value="21.5199254329195" calcext:value-type="float">
            <text:p>21.5199254329195</text:p>
          </table:table-cell>
          <table:table-cell table:formula="of:=[.E8]+1" office:value-type="float" office:value="22.0199254329195" calcext:value-type="float">
            <text:p>22.0199254329195</text:p>
          </table:table-cell>
          <table:table-cell table:formula="of:=[.J8]+1" office:value-type="float" office:value="23.0199254329195" calcext:value-type="float">
            <text:p>23.0199254329195</text:p>
          </table:table-cell>
          <table:table-cell table:formula="of:=[.K8]+2" office:value-type="float" office:value="25.0199254329195" calcext:value-type="float">
            <text:p>25.0199254329195</text:p>
          </table:table-cell>
          <table:table-cell table:style-name="ce2" table:formula="of:=[.D8]+7.5+7.68737474" office:value-type="float" office:value="22.5199254329195" calcext:value-type="float">
            <text:p>22.51992543291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.15631263138995" calcext:value-type="float">
            <text:p>4.15631263138995</text:p>
          </table:table-cell>
          <table:table-cell table:formula="of:=[.D9]+6+7.68737474" office:value-type="float" office:value="17.84368737139" calcext:value-type="float">
            <text:p>17.84368737139</text:p>
          </table:table-cell>
          <table:table-cell table:formula="of:=[.D9]+5+7.68737474" office:value-type="float" office:value="16.84368737139" calcext:value-type="float">
            <text:p>16.84368737139</text:p>
          </table:table-cell>
          <table:table-cell table:formula="of:=[.E9]-0.5" office:value-type="float" office:value="17.34368737139" calcext:value-type="float">
            <text:p>17.34368737139</text:p>
          </table:table-cell>
          <table:table-cell table:formula="of:=[.F9]-0.5" office:value-type="float" office:value="16.34368737139" calcext:value-type="float">
            <text:p>16.34368737139</text:p>
          </table:table-cell>
          <table:table-cell table:formula="of:=[.E9]+0.5" office:value-type="float" office:value="18.34368737139" calcext:value-type="float">
            <text:p>18.34368737139</text:p>
          </table:table-cell>
          <table:table-cell table:formula="of:=[.E9]+1" office:value-type="float" office:value="18.84368737139" calcext:value-type="float">
            <text:p>18.84368737139</text:p>
          </table:table-cell>
          <table:table-cell table:formula="of:=[.J9]+1" office:value-type="float" office:value="19.84368737139" calcext:value-type="float">
            <text:p>19.84368737139</text:p>
          </table:table-cell>
          <table:table-cell table:formula="of:=[.K9]+2" office:value-type="float" office:value="21.84368737139" calcext:value-type="float">
            <text:p>21.84368737139</text:p>
          </table:table-cell>
          <table:table-cell table:style-name="ce2" table:formula="of:=[.D9]+7.5+7.68737474" office:value-type="float" office:value="19.34368737139" calcext:value-type="float">
            <text:p>19.343687371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05556465018966" calcext:value-type="float">
            <text:p>5.05556465018966</text:p>
          </table:table-cell>
          <table:table-cell table:formula="of:=[.D10]+6+7.68737474" office:value-type="float" office:value="18.7429393901897" calcext:value-type="float">
            <text:p>18.7429393901897</text:p>
          </table:table-cell>
          <table:table-cell table:formula="of:=[.D10]+5+7.68737474" office:value-type="float" office:value="17.7429393901897" calcext:value-type="float">
            <text:p>17.7429393901897</text:p>
          </table:table-cell>
          <table:table-cell table:formula="of:=[.E10]-0.5" office:value-type="float" office:value="18.2429393901897" calcext:value-type="float">
            <text:p>18.2429393901897</text:p>
          </table:table-cell>
          <table:table-cell table:formula="of:=[.F10]-0.5" office:value-type="float" office:value="17.2429393901897" calcext:value-type="float">
            <text:p>17.2429393901897</text:p>
          </table:table-cell>
          <table:table-cell table:formula="of:=[.E10]+0.5" office:value-type="float" office:value="19.2429393901897" calcext:value-type="float">
            <text:p>19.2429393901897</text:p>
          </table:table-cell>
          <table:table-cell table:formula="of:=[.E10]+1" office:value-type="float" office:value="19.7429393901897" calcext:value-type="float">
            <text:p>19.7429393901897</text:p>
          </table:table-cell>
          <table:table-cell table:formula="of:=[.J10]+1" office:value-type="float" office:value="20.7429393901897" calcext:value-type="float">
            <text:p>20.7429393901897</text:p>
          </table:table-cell>
          <table:table-cell table:formula="of:=[.K10]+2" office:value-type="float" office:value="22.7429393901897" calcext:value-type="float">
            <text:p>22.7429393901897</text:p>
          </table:table-cell>
          <table:table-cell table:style-name="ce2" table:formula="of:=[.D10]+7.5+7.68737474" office:value-type="float" office:value="20.2429393901897" calcext:value-type="float">
            <text:p>20.24293939018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.92184368430502" calcext:value-type="float">
            <text:p>9.92184368430502</text:p>
          </table:table-cell>
          <table:table-cell table:formula="of:=[.D11]+6+7.68737474" office:value-type="float" office:value="23.609218424305" calcext:value-type="float">
            <text:p>23.609218424305</text:p>
          </table:table-cell>
          <table:table-cell table:formula="of:=[.D11]+5+7.68737474" office:value-type="float" office:value="22.609218424305" calcext:value-type="float">
            <text:p>22.609218424305</text:p>
          </table:table-cell>
          <table:table-cell table:formula="of:=[.E11]-0.5" office:value-type="float" office:value="23.109218424305" calcext:value-type="float">
            <text:p>23.109218424305</text:p>
          </table:table-cell>
          <table:table-cell table:formula="of:=[.F11]-0.5" office:value-type="float" office:value="22.109218424305" calcext:value-type="float">
            <text:p>22.109218424305</text:p>
          </table:table-cell>
          <table:table-cell table:formula="of:=[.E11]+0.5" office:value-type="float" office:value="24.109218424305" calcext:value-type="float">
            <text:p>24.109218424305</text:p>
          </table:table-cell>
          <table:table-cell table:formula="of:=[.E11]+1" office:value-type="float" office:value="24.609218424305" calcext:value-type="float">
            <text:p>24.609218424305</text:p>
          </table:table-cell>
          <table:table-cell table:formula="of:=[.J11]+1" office:value-type="float" office:value="25.609218424305" calcext:value-type="float">
            <text:p>25.609218424305</text:p>
          </table:table-cell>
          <table:table-cell table:formula="of:=[.K11]+2" office:value-type="float" office:value="27.609218424305" calcext:value-type="float">
            <text:p>27.609218424305</text:p>
          </table:table-cell>
          <table:table-cell table:style-name="ce2" table:formula="of:=[.D11]+7.5+7.68737474" office:value-type="float" office:value="25.109218424305" calcext:value-type="float">
            <text:p>25.1092184243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.6118846568909" calcext:value-type="float">
            <text:p>11.6118846568909</text:p>
          </table:table-cell>
          <table:table-cell table:formula="of:=[.D12]+6+7.68737474" office:value-type="float" office:value="25.2992593968909" calcext:value-type="float">
            <text:p>25.2992593968909</text:p>
          </table:table-cell>
          <table:table-cell table:formula="of:=[.D12]+5+7.68737474" office:value-type="float" office:value="24.2992593968909" calcext:value-type="float">
            <text:p>24.2992593968909</text:p>
          </table:table-cell>
          <table:table-cell table:formula="of:=[.E12]-0.5" office:value-type="float" office:value="24.7992593968909" calcext:value-type="float">
            <text:p>24.7992593968909</text:p>
          </table:table-cell>
          <table:table-cell table:formula="of:=[.F12]-0.5" office:value-type="float" office:value="23.7992593968909" calcext:value-type="float">
            <text:p>23.7992593968909</text:p>
          </table:table-cell>
          <table:table-cell table:formula="of:=[.E12]+0.5" office:value-type="float" office:value="25.7992593968909" calcext:value-type="float">
            <text:p>25.7992593968909</text:p>
          </table:table-cell>
          <table:table-cell table:formula="of:=[.E12]+1" office:value-type="float" office:value="26.2992593968909" calcext:value-type="float">
            <text:p>26.2992593968909</text:p>
          </table:table-cell>
          <table:table-cell table:formula="of:=[.J12]+1" office:value-type="float" office:value="27.2992593968909" calcext:value-type="float">
            <text:p>27.2992593968909</text:p>
          </table:table-cell>
          <table:table-cell table:formula="of:=[.K12]+2" office:value-type="float" office:value="29.2992593968909" calcext:value-type="float">
            <text:p>29.2992593968909</text:p>
          </table:table-cell>
          <table:table-cell table:style-name="ce2" table:formula="of:=[.D12]+7.5+7.68737474" office:value-type="float" office:value="26.7992593968909" calcext:value-type="float">
            <text:p>26.79925939689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formula="of:=16+[.A4]+5" office:value-type="float" office:value="28.6873747372201" calcext:value-type="float">
            <text:p>28.6873747372201</text:p>
          </table:table-cell>
          <table:table-cell table:style-name="ce2" table:formula="of:=16+[.A4]+7.5" office:value-type="float" office:value="31.1873747372201" calcext:value-type="float">
            <text:p>31.187374737220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 (vacuum 8.312)</text:p>
          </table:table-cell>
          <table:table-cell/>
          <table:table-cell office:value-type="string" calcext:value-type="string">
            <text:p>Mesh (boh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C</text:p>
          </table:table-cell>
          <table:table-cell table:style-name="ce1" office:value-type="float" office:value="-6.04979974" calcext:value-type="float">
            <text:p>-6.04979974</text:p>
          </table:table-cell>
          <table:table-cell table:style-name="ce1" office:value-type="float" office:value="-6.0502349306" calcext:value-type="float">
            <text:p>-6.0502349306</text:p>
          </table:table-cell>
          <table:table-cell table:style-name="ce1" office:value-type="float" office:value="-6.0504734322" calcext:value-type="float">
            <text:p>-6.0504734322</text:p>
          </table:table-cell>
          <table:table-cell table:style-name="ce1" office:value-type="float" office:value="-6.05051755" calcext:value-type="float">
            <text:p>-6.05051755</text:p>
          </table:table-cell>
          <table:table-cell table:style-name="ce1" office:value-type="float" office:value="-6.0504959045" calcext:value-type="float">
            <text:p>-6.0504959045</text:p>
          </table:table-cell>
          <table:table-cell table:style-name="ce1" office:value-type="float" office:value="-6.0504459816" calcext:value-type="float">
            <text:p>-6.0504459816</text:p>
          </table:table-cell>
          <table:table-cell table:style-name="ce1" office:value-type="float" office:value="-6.05046698" calcext:value-type="float">
            <text:p>-6.05046698</text:p>
          </table:table-cell>
          <table:table-cell table:style-name="ce1" office:value-type="float" office:value="-6.0504172925" calcext:value-type="float">
            <text:p>-6.0504172925</text:p>
          </table:table-cell>
          <table:table-cell table:style-name="ce1" office:value-type="float" office:value="-6.050320606" calcext:value-type="float">
            <text:p>-6.050320606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17]+6.05032061" office:value-type="float" office:value="0.000520869999999896" calcext:value-type="float">
            <text:p>0.00052087</text:p>
          </table:table-cell>
          <table:table-cell table:formula="of:=[.C17]+6.05032061" office:value-type="float" office:value="0.0000856793999997052" calcext:value-type="float">
            <text:p>8.56793999997052E-05</text:p>
          </table:table-cell>
          <table:table-cell table:formula="of:=[.D17]+6.05032061" office:value-type="float" office:value="-0.000152822200000458" calcext:value-type="float">
            <text:p>-0.0001528222</text:p>
          </table:table-cell>
          <table:table-cell table:formula="of:=[.E17]+6.05032061" office:value-type="float" office:value="-0.000196940000000367" calcext:value-type="float">
            <text:p>-0.00019694</text:p>
          </table:table-cell>
          <table:table-cell table:formula="of:=[.F17]+6.05032061" office:value-type="float" office:value="-0.000175294499999978" calcext:value-type="float">
            <text:p>-0.0001752945</text:p>
          </table:table-cell>
          <table:table-cell table:formula="of:=[.G17]+6.05032061" office:value-type="float" office:value="-0.000125371600000257" calcext:value-type="float">
            <text:p>-0.0001253716</text:p>
          </table:table-cell>
          <table:table-cell table:formula="of:=[.H17]+6.05032061" office:value-type="float" office:value="-0.000146370000000395" calcext:value-type="float">
            <text:p>-0.00014637</text:p>
          </table:table-cell>
          <table:table-cell table:formula="of:=[.I17]+6.05032061" office:value-type="float" office:value="-0.0000966824999997229" calcext:value-type="float">
            <text:p>-9.66824999997229E-05</text:p>
          </table:table-cell>
          <table:table-cell table:formula="of:=[.J17]+6.05032061" office:value-type="float" office:value="0.00000000400000033096148" calcext:value-type="float">
            <text:p>4.00000033096148E-0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float" office:value="-6.0498096163" calcext:value-type="float">
            <text:p>-6.0498096163</text:p>
          </table:table-cell>
          <table:table-cell table:style-name="ce1" office:value-type="float" office:value="-6.0502690953" calcext:value-type="float">
            <text:p>-6.0502690953</text:p>
          </table:table-cell>
          <table:table-cell table:style-name="ce1" office:value-type="float" office:value="-6.0504546465" calcext:value-type="float">
            <text:p>-6.0504546465</text:p>
          </table:table-cell>
          <table:table-cell table:style-name="ce1" office:value-type="float" office:value="-6.0505135339" calcext:value-type="float">
            <text:p>-6.0505135339</text:p>
          </table:table-cell>
          <table:table-cell table:style-name="ce1" office:value-type="float" office:value="-6.0505116536" calcext:value-type="float">
            <text:p>-6.0505116536</text:p>
          </table:table-cell>
          <table:table-cell table:style-name="ce1" office:value-type="float" office:value="-6.0504858748" calcext:value-type="float">
            <text:p>-6.0504858748</text:p>
          </table:table-cell>
          <table:table-cell table:style-name="ce1" office:value-type="float" office:value="-6.0504535617" calcext:value-type="float">
            <text:p>-6.0504535617</text:p>
          </table:table-cell>
          <table:table-cell table:style-name="ce1" office:value-type="float" office:value="-6.0504186544" calcext:value-type="float">
            <text:p>-6.0504186544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E</text:p>
          </table:table-cell>
          <table:table-cell table:formula="of:=-290.39297551/2/24" office:value-type="float" office:value="-6.04985365645833" calcext:value-type="float">
            <text:p>-6.04985365645833</text:p>
          </table:table-cell>
          <table:table-cell table:formula="of:=-290.41502007/2/24" office:value-type="float" office:value="-6.050312918125" calcext:value-type="float">
            <text:p>-6.050312918125</text:p>
          </table:table-cell>
          <table:table-cell table:formula="of:=-290.42389589/2/24" office:value-type="float" office:value="-6.05049783104167" calcext:value-type="float">
            <text:p>-6.05049783104167</text:p>
          </table:table-cell>
          <table:table-cell table:formula="of:=-290.42660478/2/24" office:value-type="float" office:value="-6.05055426625" calcext:value-type="float">
            <text:p>-6.05055426625</text:p>
          </table:table-cell>
          <table:table-cell table:formula="of:=-290.42650923/2/24" office:value-type="float" office:value="-6.050552275625" calcext:value-type="float">
            <text:p>-6.050552275625</text:p>
          </table:table-cell>
          <table:table-cell table:formula="of:=-290.42524251/2/24" office:value-type="float" office:value="-6.050525885625" calcext:value-type="float">
            <text:p>-6.050525885625</text:p>
          </table:table-cell>
          <table:table-cell table:formula="of:=-290.42359455/2/24" office:value-type="float" office:value="-6.050491553125" calcext:value-type="float">
            <text:p>-6.050491553125</text:p>
          </table:table-cell>
          <table:table-cell table:formula="of:=-290.42192859/2/24" office:value-type="float" office:value="-6.050456845625" calcext:value-type="float">
            <text:p>-6.050456845625</text:p>
          </table:table-cell>
          <table:table-cell table:formula="of:=-145.20817247/2/12" office:value-type="float" office:value="-6.05034051958333" calcext:value-type="float">
            <text:p>-6.05034051958333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250 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Shift</text:p>
          </table:table-cell>
          <table:table-cell table:formula="of:=[.B23]+[.B35]" office:value-type="float" office:value="-6.04980902995833" calcext:value-type="float">
            <text:p>-6.04980902995833</text:p>
          </table:table-cell>
          <table:table-cell table:formula="of:=[.C23]+[.C35]" office:value-type="float" office:value="-6.050268498225" calcext:value-type="float">
            <text:p>-6.050268498225</text:p>
          </table:table-cell>
          <table:table-cell table:formula="of:=[.D23]+[.D35]" office:value-type="float" office:value="-6.05045405264167" calcext:value-type="float">
            <text:p>-6.05045405264167</text:p>
          </table:table-cell>
          <table:table-cell table:formula="of:=[.E23]+[.E35]" office:value-type="float" office:value="-6.05051292718333" calcext:value-type="float">
            <text:p>-6.05051292718333</text:p>
          </table:table-cell>
          <table:table-cell table:formula="of:=[.F23]+[.F35]" office:value-type="float" office:value="-6.05051105814167" calcext:value-type="float">
            <text:p>-6.05051105814167</text:p>
          </table:table-cell>
          <table:table-cell table:formula="of:=[.G23]+[.G35]" office:value-type="float" office:value="-6.05048525171667" calcext:value-type="float">
            <text:p>-6.05048525171667</text:p>
          </table:table-cell>
          <table:table-cell table:formula="of:=[.H23]+[.H35]" office:value-type="float" office:value="-6.05045290994167" calcext:value-type="float">
            <text:p>-6.05045290994167</text:p>
          </table:table-cell>
          <table:table-cell table:formula="of:=[.I23]+[.I35]" office:value-type="float" office:value="-6.05041804426667" calcext:value-type="float">
            <text:p>-6.05041804426667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-290.41502007/24/2" office:value-type="float" office:value="-6.050312918125" calcext:value-type="float">
            <text:p>-6.050312918125</text:p>
          </table:table-cell>
        </table:table-row>
        <table:table-row table:style-name="ro1">
          <table:table-cell table:number-columns-repeated="13"/>
          <table:table-cell table:formula="of:=-290.41518422/24/2" office:value-type="float" office:value="-6.05031633791667" calcext:value-type="float">
            <text:p>-6.05031633791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B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C</text:p>
          </table:table-cell>
          <table:table-cell table:style-name="ce1" office:value-type="float" office:value="-6.0043515716" calcext:value-type="float">
            <text:p>-6.0043515716</text:p>
          </table:table-cell>
          <table:table-cell table:style-name="ce1" office:value-type="float" office:value="-6.0047501132" calcext:value-type="float">
            <text:p>-6.0047501132</text:p>
          </table:table-cell>
          <table:table-cell table:style-name="ce1" office:value-type="float" office:value="-6.0049868239" calcext:value-type="float">
            <text:p>-6.0049868239</text:p>
          </table:table-cell>
          <table:table-cell table:style-name="ce1" office:value-type="float" office:value="-6.0050502807" calcext:value-type="float">
            <text:p>-6.0050502807</text:p>
          </table:table-cell>
          <table:table-cell table:style-name="ce1" office:value-type="float" office:value="-6.0050590018" calcext:value-type="float">
            <text:p>-6.0050590018</text:p>
          </table:table-cell>
          <table:table-cell table:style-name="ce1" office:value-type="float" office:value="-6.0050434806" calcext:value-type="float">
            <text:p>-6.0050434806</text:p>
          </table:table-cell>
          <table:table-cell table:style-name="ce1" office:value-type="float" office:value="-6.005098935" calcext:value-type="float">
            <text:p>-6.005098935</text:p>
          </table:table-cell>
          <table:table-cell table:style-name="ce1" office:value-type="float" office:value="-6.0050810947" calcext:value-type="float">
            <text:p>-6.0050810947</text:p>
          </table:table-cell>
          <table:table-cell table:style-name="ce1" office:value-type="float" office:value="-6.0050156188" calcext:value-type="float">
            <text:p>-6.0050156188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</text:p>
          </table:table-cell>
          <table:table-cell table:formula="of:=-288.21152028/2/24" office:value-type="float" office:value="-6.0044066725" calcext:value-type="float">
            <text:p>-6.0044066725</text:p>
          </table:table-cell>
          <table:table-cell table:formula="of:=-288.23180772/2/24" office:value-type="float" office:value="-6.0048293275" calcext:value-type="float">
            <text:p>-6.0048293275</text:p>
          </table:table-cell>
          <table:table-cell table:formula="of:=-288.24059532/2/24" office:value-type="float" office:value="-6.0050124025" calcext:value-type="float">
            <text:p>-6.0050124025</text:p>
          </table:table-cell>
          <table:table-cell table:formula="of:=-288.24423248/2/24" office:value-type="float" office:value="-6.00508817666667" calcext:value-type="float">
            <text:p>-6.00508817666667</text:p>
          </table:table-cell>
          <table:table-cell table:formula="of:=-288.24559546/2/24" office:value-type="float" office:value="-6.00511657208333" calcext:value-type="float">
            <text:p>-6.00511657208333</text:p>
          </table:table-cell>
          <table:table-cell table:formula="of:=-288.24598369/2/24" office:value-type="float" office:value="-6.00512466020833" calcext:value-type="float">
            <text:p>-6.00512466020833</text:p>
          </table:table-cell>
          <table:table-cell table:formula="of:=-288.24598342/2/24" office:value-type="float" office:value="-6.00512465458333" calcext:value-type="float">
            <text:p>-6.00512465458333</text:p>
          </table:table-cell>
          <table:table-cell table:formula="of:=-288.24584863/2/24" office:value-type="float" office:value="-6.00512184645833" calcext:value-type="float">
            <text:p>-6.00512184645833</text:p>
          </table:table-cell>
          <table:table-cell table:formula="of:=-144.12088103/2/12" office:value-type="float" office:value="-6.00503670958333" calcext:value-type="float">
            <text:p>-6.00503670958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</text:p>
          </table:table-cell>
          <table:table-cell table:formula="of:=[.B29]-[.B30]" office:value-type="float" office:value="0.0000551009000000491" calcext:value-type="float">
            <text:p>5.51009000000491E-05</text:p>
          </table:table-cell>
          <table:table-cell table:formula="of:=[.C29]-[.C30]" office:value-type="float" office:value="0.000079214300000352" calcext:value-type="float">
            <text:p>7.9214300000352E-05</text:p>
          </table:table-cell>
          <table:table-cell table:formula="of:=[.D29]-[.D30]" office:value-type="float" office:value="0.0000255785999998537" calcext:value-type="float">
            <text:p>2.55785999998537E-05</text:p>
          </table:table-cell>
          <table:table-cell table:formula="of:=[.E29]-[.E30]" office:value-type="float" office:value="0.0000378959666669232" calcext:value-type="float">
            <text:p>3.78959666669232E-05</text:p>
          </table:table-cell>
          <table:table-cell table:formula="of:=[.F29]-[.F30]" office:value-type="float" office:value="0.0000575702833334191" calcext:value-type="float">
            <text:p>5.75702833334191E-05</text:p>
          </table:table-cell>
          <table:table-cell table:formula="of:=[.G29]-[.G30]" office:value-type="float" office:value="0.0000811796083333149" calcext:value-type="float">
            <text:p>8.11796083333149E-05</text:p>
          </table:table-cell>
          <table:table-cell table:formula="of:=[.H29]-[.H30]" office:value-type="float" office:value="0.0000257195833333057" calcext:value-type="float">
            <text:p>2.57195833333057E-05</text:p>
          </table:table-cell>
          <table:table-cell table:formula="of:=[.I29]-[.I30]" office:value-type="float" office:value="0.0000407517583331796" calcext:value-type="float">
            <text:p>4.07517583331796E-05</text:p>
          </table:table-cell>
          <table:table-cell table:formula="of:=[.J29]-[.J30]" office:value-type="float" office:value="0.000021090783333122" calcext:value-type="float">
            <text:p>2.1090783333122E-0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ARC</text:p>
          </table:table-cell>
          <table:table-cell table:style-name="ce1" office:value-type="float" office:value="-6.004362046" calcext:value-type="float">
            <text:p>-6.004362046</text:p>
          </table:table-cell>
          <table:table-cell table:style-name="ce1" office:value-type="float" office:value="-6.0047849076" calcext:value-type="float">
            <text:p>-6.0047849076</text:p>
          </table:table-cell>
          <table:table-cell table:style-name="ce1" office:value-type="float" office:value="-6.0049686241" calcext:value-type="float">
            <text:p>-6.0049686241</text:p>
          </table:table-cell>
          <table:table-cell table:style-name="ce1" office:value-type="float" office:value="-6.0050468376" calcext:value-type="float">
            <text:p>-6.0050468376</text:p>
          </table:table-cell>
          <table:table-cell table:style-name="ce1" office:value-type="float" office:value="-6.0050753546" calcext:value-type="float">
            <text:p>-6.0050753546</text:p>
          </table:table-cell>
          <table:table-cell table:style-name="ce1" office:value-type="float" office:value="-6.0050840263" calcext:value-type="float">
            <text:p>-6.0050840263</text:p>
          </table:table-cell>
          <table:table-cell table:style-name="ce1" office:value-type="float" office:value="-6.0050860114" calcext:value-type="float">
            <text:p>-6.0050860114</text:p>
          </table:table-cell>
          <table:table-cell table:style-name="ce1" office:value-type="float" office:value="-6.0050830451" calcext:value-type="float">
            <text:p>-6.0050830451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</text:p>
          </table:table-cell>
          <table:table-cell table:formula="of:=-288.21152028/2/24" office:value-type="float" office:value="-6.0044066725" calcext:value-type="float">
            <text:p>-6.0044066725</text:p>
          </table:table-cell>
          <table:table-cell table:formula="of:=-288.23180772/2/24" office:value-type="float" office:value="-6.0048293275" calcext:value-type="float">
            <text:p>-6.0048293275</text:p>
          </table:table-cell>
          <table:table-cell table:formula="of:=-288.24059532/2/24" office:value-type="float" office:value="-6.0050124025" calcext:value-type="float">
            <text:p>-6.0050124025</text:p>
          </table:table-cell>
          <table:table-cell table:formula="of:=-288.24423248/2/24" office:value-type="float" office:value="-6.00508817666667" calcext:value-type="float">
            <text:p>-6.00508817666667</text:p>
          </table:table-cell>
          <table:table-cell table:formula="of:=-288.24559546/2/24" office:value-type="float" office:value="-6.00511657208333" calcext:value-type="float">
            <text:p>-6.00511657208333</text:p>
          </table:table-cell>
          <table:table-cell table:formula="of:=-288.24598369/2/24" office:value-type="float" office:value="-6.00512466020833" calcext:value-type="float">
            <text:p>-6.00512466020833</text:p>
          </table:table-cell>
          <table:table-cell table:formula="of:=-288.24598342/2/24" office:value-type="float" office:value="-6.00512465458333" calcext:value-type="float">
            <text:p>-6.00512465458333</text:p>
          </table:table-cell>
          <table:table-cell table:formula="of:=-288.24584863/2/24" office:value-type="float" office:value="-6.00512184645833" calcext:value-type="float">
            <text:p>-6.00512184645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</text:p>
          </table:table-cell>
          <table:table-cell table:formula="of:=[.B33]-[.B34]" office:value-type="float" office:value="0.0000446265000002555" calcext:value-type="float">
            <text:p>4.46265000002555E-05</text:p>
          </table:table-cell>
          <table:table-cell table:formula="of:=[.C33]-[.C34]" office:value-type="float" office:value="0.0000444199000000367" calcext:value-type="float">
            <text:p>4.44199000000367E-05</text:p>
          </table:table-cell>
          <table:table-cell table:formula="of:=[.D33]-[.D34]" office:value-type="float" office:value="0.0000437784000002495" calcext:value-type="float">
            <text:p>4.37784000002495E-05</text:p>
          </table:table-cell>
          <table:table-cell table:formula="of:=[.E33]-[.E34]" office:value-type="float" office:value="0.0000413390666667013" calcext:value-type="float">
            <text:p>4.13390666667013E-05</text:p>
          </table:table-cell>
          <table:table-cell table:formula="of:=[.F33]-[.F34]" office:value-type="float" office:value="0.0000412174833339662" calcext:value-type="float">
            <text:p>4.12174833339662E-05</text:p>
          </table:table-cell>
          <table:table-cell table:formula="of:=[.G33]-[.G34]" office:value-type="float" office:value="0.0000406339083340868" calcext:value-type="float">
            <text:p>4.06339083340868E-05</text:p>
          </table:table-cell>
          <table:table-cell table:formula="of:=[.H33]-[.H34]" office:value-type="float" office:value="0.0000386431833332423" calcext:value-type="float">
            <text:p>3.86431833332423E-05</text:p>
          </table:table-cell>
          <table:table-cell table:formula="of:=[.I33]-[.I34]" office:value-type="float" office:value="0.0000388013583334512" calcext:value-type="float">
            <text:p>3.88013583334512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4">00/00/0000</text:date>, <text:time style:data-style-name="N2" text:time-value="11:52:43.23588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3T15:14:26.735792343</meta:creation-date>
    <dc:date>2023-04-14T11:50:58.732137682</dc:date>
    <meta:editing-duration>PT3H46M55S</meta:editing-duration>
    <meta:editing-cycles>36</meta:editing-cycles>
    <meta:generator>LibreOffice/5.3.6.1$Linux_X86_64 LibreOffice_project/30$Build-1</meta:generator>
    <meta:document-statistic meta:table-count="1" meta:cell-count="251" meta:object-count="0"/>
  </office:meta>
</office:document-meta>
</file>